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ZapfDingbats2" svg:font-family="ZapfDingbats" style:font-pitch="variable" style:font-charset="x-symbol"/>
    <style:font-face style:name="ZapfDingbats1" svg:font-family="ZapfDingbats, 'Zapf Dingbats'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1" svg:font-family="'Segoe UI'" style:font-family-generic="swiss"/>
    <style:font-face style:name="Utopia-Bold" svg:font-family="Utopia-Bold, 'MS Mincho'" style:font-pitch="variable"/>
    <style:font-face style:name="Utopia-Italic" svg:font-family="Utopia-Italic, 'MS Mincho'" style:font-pitch="variable"/>
    <style:font-face style:name="ZapfDingbats" svg:font-family="ZapfDingbats" style:font-family-generic="decorative" style:font-pitch="variable"/>
    <style:font-face style:name="TheSansMonoConNormal1" svg:font-family="TheSansMonoConNormal, 'Times New Roman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1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 65 Medium" svg:font-family="'Helvetica 65 Medium'" style:font-family-generic="swiss" style:font-pitch="variable"/>
    <style:font-face style:name="HelveticaNeue Condensed" svg:font-family="'HelveticaNeue Condensed'" style:font-family-generic="swiss" style:font-pitch="variable"/>
    <style:font-face style:name="HelveticaNeue Condensed1" svg:font-family="'HelveticaNeue Condensed', 'Times New Roman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Times New Roman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hapter_20_Title">
      <style:paragraph-properties>
        <style:tab-stops>
          <style:tab-stop style:position="0.8126in"/>
        </style:tab-stops>
      </style:paragraph-properties>
      <style:text-properties officeooo:paragraph-rsid="00031e01"/>
    </style:style>
    <style:style style:name="P2" style:family="paragraph" style:parent-style-name="Chapter_20_Title">
      <style:text-properties fo:color="#bfbfbf" style:font-name="ZapfDingbats2" fo:font-size="14pt" officeooo:paragraph-rsid="00031e01" style:font-name-asian="ZapfDingbats2" style:font-size-asian="14pt" style:font-name-complex="ZapfDingbats2" style:font-size-complex="14pt"/>
    </style:style>
    <style:style style:name="P3" style:family="paragraph" style:parent-style-name="Code">
      <style:text-properties style:font-name-asian="TheSansMonoConNormal1"/>
    </style:style>
    <style:style style:name="P4" style:family="paragraph" style:parent-style-name="Code">
      <style:text-properties style:use-window-font-color="true" style:font-name="TheSansMonoConNormal" fo:font-size="11pt" fo:language="zxx" fo:country="none" style:font-name-asian="Calibri" style:font-size-asian="11pt" style:language-asian="zxx" style:country-asian="none" style:font-name-complex="TheSansMonoConNormal" style:font-size-complex="11pt" style:language-complex="ar" style:country-complex="SA"/>
    </style:style>
    <style:style style:name="P5" style:family="paragraph" style:parent-style-name="Code">
      <style:text-properties officeooo:paragraph-rsid="00042607"/>
    </style:style>
    <style:style style:name="P6" style:family="paragraph" style:parent-style-name="Unnumbered_20_List">
      <style:paragraph-properties fo:margin-left="0.6in" fo:margin-right="0.8in" fo:text-indent="0in" style:auto-text-indent="false"/>
    </style:style>
    <style:style style:name="P7" style:family="paragraph" style:parent-style-name="Standard">
      <style:paragraph-properties fo:text-align="justify" style:justify-single-word="false"/>
      <style:text-properties officeooo:paragraph-rsid="00031e01"/>
    </style:style>
    <style:style style:name="P8" style:family="paragraph" style:parent-style-name="Code_20_Caption">
      <style:text-properties officeooo:paragraph-rsid="00042607"/>
    </style:style>
    <style:style style:name="P9" style:family="paragraph" style:parent-style-name="Chapter_20_Number" style:master-page-name="Standard">
      <style:paragraph-properties style:page-number="auto"/>
      <style:text-properties officeooo:paragraph-rsid="00031e01"/>
    </style:style>
    <style:style style:name="P10" style:family="paragraph" style:parent-style-name="Chapter_20_Title">
      <style:paragraph-properties>
        <style:tab-stops>
          <style:tab-stop style:position="0.8126in"/>
        </style:tab-stops>
      </style:paragraph-properties>
    </style:style>
    <style:style style:name="P11" style:family="paragraph" style:parent-style-name="Code">
      <style:text-properties style:use-window-font-color="true" style:font-name="TheSansMonoConNormal" fo:font-size="11pt" fo:language="zxx" fo:country="none" style:font-name-asian="Calibri" style:font-size-asian="11pt" style:language-asian="zxx" style:country-asian="none" style:font-name-complex="TheSansMonoConNormal" style:font-size-complex="11pt" style:language-complex="ar" style:country-complex="SA"/>
    </style:style>
    <style:style style:name="P12" style:family="paragraph" style:parent-style-name="Code">
      <style:text-properties style:use-window-font-color="true" style:font-name="TheSansMonoConNormal" fo:font-size="11pt" fo:language="zxx" fo:country="none" officeooo:rsid="00065bb6" officeooo:paragraph-rsid="00065bb6" style:font-name-asian="Calibri" style:font-size-asian="11pt" style:language-asian="zxx" style:country-asian="none" style:font-name-complex="TheSansMonoConNormal" style:font-size-complex="11pt" style:language-complex="ar" style:country-complex="SA"/>
    </style:style>
    <style:style style:name="P13" style:family="paragraph" style:parent-style-name="Code">
      <style:text-properties officeooo:paragraph-rsid="00042607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Utopia-Bold" style:font-name-complex="Utopia-Bold"/>
    </style:style>
    <style:style style:name="T2" style:family="text">
      <style:text-properties style:font-name="Utopia-Bold" fo:font-style="italic" style:font-style-asian="italic" style:font-name-complex="Utopia-Bold"/>
    </style:style>
    <style:style style:name="T3" style:family="text">
      <style:text-properties style:font-name="Utopia-Italic" style:font-name-complex="Utopia-Italic"/>
    </style:style>
    <style:style style:name="T4" style:family="text">
      <style:text-properties style:font-name="Utopia-Italic" fo:font-style="italic" style:font-style-asian="italic" style:font-name-complex="Utopia-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HelveticaNeue Condensed1" style:font-weight-asian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-asian="TheSansMonoConNormal1"/>
    </style:style>
    <style:style style:name="T10" style:family="text">
      <style:text-properties style:use-window-font-color="true" style:font-name="Utopia1" fo:font-size="11pt" fo:language="en" fo:country="GB" style:font-name-asian="Calibri" style:font-size-asian="11pt" style:font-name-complex="Utopia1" style:font-size-complex="11pt" style:language-complex="ar" style:country-complex="SA"/>
    </style:style>
    <style:style style:name="T11" style:family="text">
      <style:text-properties style:use-window-font-color="true" style:font-name="TheSansMonoConNormal" fo:font-size="11pt" fo:language="zxx" fo:country="none" style:font-name-asian="Calibri" style:font-size-asian="11pt" style:language-asian="zxx" style:country-asian="none" style:font-name-complex="TheSansMonoConNormal" style:font-size-complex="11pt" style:language-complex="ar" style:country-complex="SA"/>
    </style:style>
    <style:style style:name="T12" style:family="text">
      <style:text-properties style:use-window-font-color="true" style:font-name="TheSansMonoConNormal" fo:font-size="11pt" fo:language="zxx" fo:country="none" officeooo:rsid="00042607" style:font-name-asian="Calibri" style:font-size-asian="11pt" style:language-asian="zxx" style:country-asian="none" style:font-name-complex="TheSansMonoConNormal" style:font-size-complex="11pt" style:language-complex="ar" style:country-complex="SA"/>
    </style:style>
    <style:style style:name="T13" style:family="text">
      <style:text-properties fo:language="en" fo:country="GB" style:font-name-asian="Calibri" style:font-size-complex="11pt" style:language-complex="ar" style:country-complex="SA"/>
    </style:style>
    <style:style style:name="T14" style:family="text">
      <style:text-properties officeooo:rsid="0014eb72"/>
    </style:style>
    <style:style style:name="T15" style:family="text">
      <style:text-properties officeooo:rsid="00031e01"/>
    </style:style>
    <style:style style:name="T16" style:family="text">
      <style:text-properties officeooo:rsid="00042607"/>
    </style:style>
    <style:style style:name="T17" style:family="text">
      <style:text-properties officeooo:rsid="0004862a"/>
    </style:style>
    <style:style style:name="T18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93895222549056" text:id="ct93895222549056">
          <text:insertion>
            <office:change-info>
              <dc:creator>Ray Lischner</dc:creator>
              <dc:date>2020-04-28T08:32:41</dc:date>
            </office:change-info>
          </text:insertion>
        </text:changed-region>
        <text:changed-region xml:id="ct93895347009632" text:id="ct93895347009632">
          <text:deletion>
            <office:change-info>
              <dc:creator>Ray Lischner</dc:creator>
              <dc:date>2020-04-28T10:22:27</dc:date>
            </office:change-info>
            <text:p text:style-name="P10"/>
            <text:p text:style-name="Body_20_Text_20_First"/>
          </text:deletion>
        </text:changed-region>
        <text:changed-region xml:id="ct93895280978704" text:id="ct93895280978704">
          <text:deletion>
            <office:change-info>
              <dc:creator>Ray Lischner</dc:creator>
              <dc:date>2020-04-28T08:34:24</dc:date>
            </office:change-info>
            <text:p text:style-name="P4">#include &lt;iostream&gt;</text:p>
          </text:deletion>
        </text:changed-region>
        <text:changed-region xml:id="ct93895246565136" text:id="ct93895246565136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257486736" text:id="ct93895257486736">
          <text:deletion>
            <office:change-info>
              <dc:creator>Ray Lischner</dc:creator>
              <dc:date>2020-04-28T08:34:24</dc:date>
            </office:change-info>
            <text:p text:style-name="P4">#include &lt;map&gt;</text:p>
          </text:deletion>
        </text:changed-region>
        <text:changed-region xml:id="ct93895246420800" text:id="ct93895246420800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332067904" text:id="ct93895332067904">
          <text:deletion>
            <office:change-info>
              <dc:creator>Ray Lischner</dc:creator>
              <dc:date>2020-04-28T08:34:24</dc:date>
            </office:change-info>
            <text:p text:style-name="P4">#include &lt;string&gt;</text:p>
          </text:deletion>
        </text:changed-region>
        <text:changed-region xml:id="ct93895322776944" text:id="ct93895322776944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247956608" text:id="ct93895247956608">
          <text:deletion>
            <office:change-info>
              <dc:creator>Ray Lischner</dc:creator>
              <dc:date>2020-04-28T08:34:24</dc:date>
            </office:change-info>
            <text:p text:style-name="P4">#include &lt;iostream&gt;</text:p>
          </text:deletion>
        </text:changed-region>
        <text:changed-region xml:id="ct93895347786752" text:id="ct93895347786752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188947968" text:id="ct93895188947968">
          <text:deletion>
            <office:change-info>
              <dc:creator>Ray Lischner</dc:creator>
              <dc:date>2020-04-28T08:34:24</dc:date>
            </office:change-info>
            <text:p text:style-name="P4">#include &lt;map&gt;</text:p>
          </text:deletion>
        </text:changed-region>
        <text:changed-region xml:id="ct93895188948208" text:id="ct93895188948208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203594528" text:id="ct93895203594528">
          <text:deletion>
            <office:change-info>
              <dc:creator>Ray Lischner</dc:creator>
              <dc:date>2020-04-28T08:34:24</dc:date>
            </office:change-info>
            <text:p text:style-name="P4">#include &lt;string&gt;</text:p>
          </text:deletion>
        </text:changed-region>
        <text:changed-region xml:id="ct93895203594768" text:id="ct93895203594768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210381312" text:id="ct93895210381312">
          <text:deletion>
            <office:change-info>
              <dc:creator>Ray Lischner</dc:creator>
              <dc:date>2020-04-28T08:34:24</dc:date>
            </office:change-info>
            <text:p text:style-name="P12">#include &lt;iomanip&gt;</text:p>
          </text:deletion>
        </text:changed-region>
        <text:changed-region xml:id="ct93895236848560" text:id="ct93895236848560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303937216" text:id="ct93895303937216">
          <text:deletion>
            <office:change-info>
              <dc:creator>Ray Lischner</dc:creator>
              <dc:date>2020-04-28T08:34:24</dc:date>
            </office:change-info>
            <text:p text:style-name="P4">#include &lt;iostream&gt;</text:p>
          </text:deletion>
        </text:changed-region>
        <text:changed-region xml:id="ct93895294403904" text:id="ct93895294403904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290438736" text:id="ct93895290438736">
          <text:deletion>
            <office:change-info>
              <dc:creator>Ray Lischner</dc:creator>
              <dc:date>2020-04-28T08:34:24</dc:date>
            </office:change-info>
            <text:p text:style-name="P4">#include &lt;map&gt;</text:p>
          </text:deletion>
        </text:changed-region>
        <text:changed-region xml:id="ct93895203883632" text:id="ct93895203883632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328567936" text:id="ct93895328567936">
          <text:deletion>
            <office:change-info>
              <dc:creator>Ray Lischner</dc:creator>
              <dc:date>2020-04-28T08:34:24</dc:date>
            </office:change-info>
            <text:p text:style-name="P4">#include &lt;string&gt;</text:p>
          </text:deletion>
        </text:changed-region>
        <text:changed-region xml:id="ct93895328568176" text:id="ct93895328568176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251296624" text:id="ct93895251296624">
          <text:insertion>
            <office:change-info>
              <dc:creator>Ray Lischner</dc:creator>
              <dc:date>2020-04-28T08:37:15</dc:date>
            </office:change-info>
          </text:insertion>
        </text:changed-region>
        <text:changed-region xml:id="ct93895271113984" text:id="ct93895271113984">
          <text:deletion>
            <office:change-info>
              <dc:creator>Ray Lischner</dc:creator>
              <dc:date>2020-04-28T08:37:24</dc:date>
            </office:change-info>
            <text:p text:style-name="P5"><text:span text:style-name="T16">setw(</text:span></text:p>
          </text:deletion>
        </text:changed-region>
        <text:changed-region xml:id="ct93895348853600" text:id="ct93895348853600">
          <text:deletion>
            <office:change-info>
              <dc:creator>Ray Lischner</dc:creator>
              <dc:date>2020-04-28T08:37:30</dc:date>
            </office:change-info>
            <text:p text:style-name="P5">) &lt;&lt; std::left <text:s/>&lt;&lt;</text:p>
          </text:deletion>
        </text:changed-region>
        <text:changed-region xml:id="ct93895301310048" text:id="ct93895301310048">
          <text:insertion>
            <office:change-info>
              <dc:creator>Ray Lischner</dc:creator>
              <dc:date>2020-04-28T08:37:30</dc:date>
            </office:change-info>
          </text:insertion>
        </text:changed-region>
        <text:changed-region xml:id="ct93895301310368" text:id="ct93895301310368">
          <text:insertion>
            <office:change-info>
              <dc:creator>Ray Lischner</dc:creator>
              <dc:date>2020-04-28T08:37:43</dc:date>
            </office:change-info>
          </text:insertion>
        </text:changed-region>
        <text:changed-region xml:id="ct93895301310688" text:id="ct93895301310688">
          <text:deletion>
            <office:change-info>
              <dc:creator>Ray Lischner</dc:creator>
              <dc:date>2020-04-28T08:37:49</dc:date>
            </office:change-info>
            <text:p text:style-name="P5"><text:s/>&lt;&lt;</text:p>
            <text:p text:style-name="P5"><text:span text:style-name="T9"><text:s text:c="14"/></text:span>std::setw(</text:p>
          </text:deletion>
        </text:changed-region>
        <text:changed-region xml:id="ct93895301311008" text:id="ct93895301311008">
          <text:insertion>
            <office:change-info>
              <dc:creator>Ray Lischner</dc:creator>
              <dc:date>2020-04-28T08:37:49</dc:date>
            </office:change-info>
          </text:insertion>
        </text:changed-region>
        <text:changed-region xml:id="ct93895229353824" text:id="ct93895229353824">
          <text:deletion>
            <office:change-info>
              <dc:creator>Ray Lischner</dc:creator>
              <dc:date>2020-04-28T08:37:54</dc:date>
            </office:change-info>
            <text:p text:style-name="P5">) &lt;&lt; std::right &lt;&lt; </text:p>
          </text:deletion>
        </text:changed-region>
        <text:changed-region xml:id="ct93895229354144" text:id="ct93895229354144">
          <text:insertion>
            <office:change-info>
              <dc:creator>Ray Lischner</dc:creator>
              <dc:date>2020-04-28T08:37:54</dc:date>
            </office:change-info>
          </text:insertion>
        </text:changed-region>
        <text:changed-region xml:id="ct93895293035808" text:id="ct93895293035808">
          <text:deletion>
            <office:change-info>
              <dc:creator>Ray Lischner</dc:creator>
              <dc:date>2020-04-28T08:37:59</dc:date>
            </office:change-info>
            <text:p text:style-name="P5"><text:s/>&lt;&lt; '\n'</text:p>
          </text:deletion>
        </text:changed-region>
        <text:changed-region xml:id="ct93895229354384" text:id="ct93895229354384">
          <text:insertion>
            <office:change-info>
              <dc:creator>Ray Lischner</dc:creator>
              <dc:date>2020-04-28T08:37:59</dc:date>
            </office:change-info>
          </text:insertion>
        </text:changed-region>
        <text:changed-region xml:id="ct93895257485664" text:id="ct93895257485664">
          <text:deletion>
            <office:change-info>
              <dc:creator>Ray Lischner</dc:creator>
              <dc:date>2020-04-28T08:34:24</dc:date>
            </office:change-info>
            <text:p text:style-name="P4">#include &lt;iostream&gt;</text:p>
          </text:deletion>
        </text:changed-region>
        <text:changed-region xml:id="ct93895222608512" text:id="ct93895222608512">
          <text:deletion>
            <office:change-info>
              <dc:creator>Ray Lischner</dc:creator>
              <dc:date>2020-04-28T09:08:38</dc:date>
            </office:change-info>
            <text:p text:style-name="P4"/>
            <text:p text:style-name="P4"/>
          </text:deletion>
        </text:changed-region>
        <text:changed-region xml:id="ct93895244029344" text:id="ct93895244029344">
          <text:deletion>
            <office:change-info>
              <dc:creator>Ray Lischner</dc:creator>
              <dc:date>2020-04-28T08:34:24</dc:date>
            </office:change-info>
            <text:p text:style-name="P4">#include &lt;iomanip&gt;</text:p>
          </text:deletion>
        </text:changed-region>
        <text:changed-region xml:id="ct93895292058720" text:id="ct93895292058720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292059360" text:id="ct93895292059360">
          <text:deletion>
            <office:change-info>
              <dc:creator>Ray Lischner</dc:creator>
              <dc:date>2020-04-28T08:34:24</dc:date>
            </office:change-info>
            <text:p text:style-name="P4">#include &lt;map&gt;</text:p>
          </text:deletion>
        </text:changed-region>
        <text:changed-region xml:id="ct93895255070224" text:id="ct93895255070224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269693440" text:id="ct93895269693440">
          <text:deletion>
            <office:change-info>
              <dc:creator>Ray Lischner</dc:creator>
              <dc:date>2020-04-28T08:34:24</dc:date>
            </office:change-info>
            <text:p text:style-name="P4">#include &lt;string&gt;</text:p>
          </text:deletion>
        </text:changed-region>
        <text:changed-region xml:id="ct93895301634880" text:id="ct93895301634880">
          <text:insertion>
            <office:change-info>
              <dc:creator>Ray Lischner</dc:creator>
              <dc:date>2020-04-28T08:34:24</dc:date>
            </office:change-info>
          </text:insertion>
        </text:changed-region>
        <text:changed-region xml:id="ct93895331552016" text:id="ct93895331552016">
          <text:insertion>
            <office:change-info>
              <dc:creator>Ray Lischner</dc:creator>
              <dc:date>2020-04-28T08:50:39</dc:date>
            </office:change-info>
          </text:insertion>
        </text:changed-region>
        <text:changed-region xml:id="ct93895257510240" text:id="ct93895257510240">
          <text:deletion>
            <office:change-info>
              <dc:creator>Ray Lischner</dc:creator>
              <dc:date>2020-04-28T08:50:40</dc:date>
            </office:change-info>
            <text:p text:style-name="Body_20_Text_20_Cont"><text:span text:style-name="T17">2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change-start text:change-id="ct93895222549056"/>E X P L O R A T I O N <text:s/><text:span text:style-name="T14">1</text:span><text:span text:style-name="T15">5</text:span></text:p>
      <text:p text:style-name="P7"/>
      <text:p text:style-name="P2"></text:p>
      <text:p text:style-name="P1"><text:bookmark-start text:name="Ref_Title"/><text:change-end text:change-id="ct93895222549056"/><office:annotation office:name="__Annotation__2309_2002594317" loext:resolved="false"><dc:creator>Michael Thomas</dc:creator><dc:date>2020-03-10T09:55:35.320000000</dc:date><text:p text:style-name="P14"><text:span text:style-name="T18">Good clean chapter. <text:s/>The document is easy to read and understand.</text:span></text:p>
<text:p text:style-name="P14"><text:span text:style-name="T18"/></text:p>
<text:p text:style-name="P14"><text:span text:style-name="T18">I am running Windows 10 and Visual Studio 2019 16.5.0 Preview 4</text:span></text:p>
<text:p text:style-name="P14"><text:span text:style-name="T18"/></text:p>
<text:p text:style-name="P14"><text:span text:style-name="T18">All links in the chapter work.</text:span></text:p>
</office:annotation>The Map Data Structure<text:bookmark-end text:name="Ref_Title"/><office:annotation-end office:name="__Annotation__2309_2002594317"/></text:p>
      <text:p text:style-name="Body_20_Text_20_First"><text:change text:change-id="ct93895347009632"/>Now that you understand the basics, it’s time to move on to more exciting challenges. Let’s write a real program—something nontrivial but still simple enough to master this early in the book. Your task is to write a program that reads words and counts the frequency of each unique word. For the sake of simplicity, a word is a string of non-space characters separated by white space. Be aware, however, that by this definition, words end up including punctuation characters, but we’ll worry about fixing that problem later.</text:p>
      <text:p text:style-name="Body_20_Text_20_Cont">This is a complicated program, touching on everything you’ve learned about C+⁠+ so far. If you want to exercise your new understanding of file I/O, read from a named file. If you prefer the simplicity, read from the standard input. Before jumping in and trying to write a program, take a moment to think about the problem and the tools you need to solve it.<text:span text:style-name="Strong_20_Emphasis"> </text:span><text:span text:style-name="Strong_20_Emphasis"><text:span text:style-name="T1">Write pseudo-code for the program.</text:span></text:span> Try to write C++ code where you can, and make up whatever else you need to tackle the problem. Keep it simple—and don’t dwell on trying to get syntax details correct.</text:p>
      <text:p text:style-name="P6">___________________________________________________________</text:p>
      <text:p text:style-name="P6"><text:soft-page-break/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p text:style-name="P6">____________________________________________________________</text:p>
      <text:h text:style-name="Heading_20_1" text:outline-level="1"><text:bookmark-start text:name="map"/>Using Maps</text:h>
      <text:p text:style-name="Body_20_Text_20_First">The title of this Exploration tells you what C++ feature will help provide an easy solution to this problem. What C++ calls a <text:span text:style-name="Emphasis"><text:span text:style-name="T3">map</text:span></text:span>, some languages and libraries call a <text:span text:style-name="Emphasis"><text:span text:style-name="T3">dictionary</text:span></text:span> or <text:span text:style-name="Emphasis"><text:span text:style-name="T3">association</text:span></text:span>. A map is simply a data structure that stores pairs of keys and values, indexed by the key. In other words, it maps a key to a value. Within a map, keys are unique. The map stores keys in ascending order. Thus, the heart of the program is a map that stores strings as keys and number of occurrences as the associated value for each key.</text:p>
      <text:p text:style-name="Body_20_Text_20_Cont">Naturally, your program needs the <text:span text:style-name="Code_20_Inline">&lt;map&gt;</text:span> header. The map datatype is called <text:span text:style-name="Code_20_Inline">std::map</text:span>. To define a map, you need to specify the key and value type within angle brackets (separated by a comma), as shown in the following example:</text:p>
      <text:p text:style-name="Code">std::map&lt;std::string, int&gt; counts;</text:p>
      <text:p text:style-name="Body_20_Text_20_Cont">You can use almost any type as the key and value types, even another map. As with <text:span text:style-name="Code_20_Inline">vector</text:span>, if you do not initialize a <text:span text:style-name="Code_20_Inline">map</text:span>, it starts out empty.</text:p>
      <text:p text:style-name="Body_20_Text_20_Cont"><text:soft-page-break/>The simplest way to use a map is to look up values using square brackets. For example, <text:span text:style-name="Code_20_Inline">counts["the"]</text:span> returns the value associated with the key, <text:span text:style-name="Code_20_Inline">"the"</text:span>. If the key is not present in the map, it is added with an initial value of zero. If the value type were <text:span text:style-name="Code_20_Inline">std::string</text:span>, the initial value would be an empty string.</text:p>
      <text:p text:style-name="Body_20_Text_20_Cont">Armed with this knowledge, you can write the first part of the program—collecting the word counts—as shown in Listing 15-1. (Feel free to modify the program to read from a named file, as you learned in Exploration 14.)</text:p>
      <text:p text:style-name="Code_20_Caption"><text:span text:style-name="T7">Listing 15-1.</text:span> Counting Occurrences of Unique Words</text:p>
      <text:p text:style-name="P4"><text:change text:change-id="ct93895280978704"/><text:change-start text:change-id="ct93895246565136"/>import &lt;iostream&gt;;<text:change-end text:change-id="ct93895246565136"/></text:p>
      <text:p text:style-name="P4"><text:change text:change-id="ct93895257486736"/><text:change-start text:change-id="ct93895246420800"/>import &lt;map&gt;;<text:change-end text:change-id="ct93895246420800"/></text:p>
      <text:p text:style-name="P4"><text:change text:change-id="ct93895332067904"/><text:change-start text:change-id="ct93895322776944"/>import &lt;string&gt;;<text:change-end text:change-id="ct93895322776944"/></text:p>
      <text:p text:style-name="Code"/>
      <text:p text:style-name="Code">int main()</text:p>
      <text:p text:style-name="Code">{</text:p>
      <text:p text:style-name="Code"><text:span text:style-name="T9"><text:s text:c="2"/></text:span>std::map&lt;std::string, int&gt; counts{};</text:p>
      <text:p text:style-name="Code"><text:span text:style-name="T9"><text:s text:c="2"/></text:span>std::string word{};</text:p>
      <text:p text:style-name="Code"><text:span text:style-name="T9"><text:s text:c="2"/></text:span>while (std::cin &gt;&gt; word) </text:p>
      <text:p text:style-name="Code"><text:span text:style-name="T9"><text:s text:c="4"/></text:span>++counts[word];</text:p>
      <text:p text:style-name="Code"><text:span text:style-name="T9"><text:s text:c="2"/></text:span>// TODO: Print the results.</text:p>
      <text:p text:style-name="Code">}</text:p>
      <text:p text:style-name="Body_20_Text_20_Cont">In Listing 15-1, the <text:span text:style-name="Code_20_Inline">++</text:span> operator increments the count that the program stores in <text:span text:style-name="Code_20_Inline">counts</text:span>. In other words, when <text:span text:style-name="Code_20_Inline">counts[word]</text:span> retrieves the associated value, it does so in a way that lets you modify the value. You can use it as a target for an assignment or apply the increment or decrement operator.</text:p>
      <text:p text:style-name="Body_20_Text_20_Cont">For example, suppose you wanted to reset a count to zero.</text:p>
      <text:p text:style-name="Code">counts["something"] = 0;</text:p>
      <text:p text:style-name="Body_20_Text_20_Cont">That was easy. Now all that’s left to do is to print the results. Like vectors, maps also use ranges and iterators, but because an iterator refers to a key/value pair, they are a little more complicated to use than a vector’s iterators.</text:p>
      <text:h text:style-name="Heading_20_1" text:outline-level="1"><text:bookmark-end text:name="map"/>Pairs</text:h>
      <text:p text:style-name="Body_20_Text_20_First">The best way to print the map is to use a range-based <text:span text:style-name="Code_20_Inline">for</text:span> loop to iterate over the map. Each map element is a single object that contains the key and the value. The key is called <text:span text:style-name="Code_20_Inline">first</text:span><text:span text:style-name="Default_20_Paragraph_20_Font">,</text:span> and the value is called <text:span text:style-name="Code_20_Inline">second</text:span>.</text:p>
      <text:p text:style-name="Note_2f_Tip_2f_Caution"><text:soft-page-break/><text:span text:style-name="Dingbat_20_Symbol"><text:span text:style-name="T6"></text:span></text:span><text:span text:style-name="T5">Note</text:span><text:tab/>The two parts of the <text:span text:style-name="Code_20_Inline">map</text:span> element’s value are not named <text:span text:style-name="Code_20_Inline">key</text:span> and <text:span text:style-name="Code_20_Inline">value</text:span><text:span text:style-name="Default_20_Paragraph_20_Font">,</text:span> because the <text:span text:style-name="Code_20_Inline">std::pair</text:span> type is a generic part of the C++ library. The library uses this type in several different places. Thus, the names of the parts of a <text:span text:style-name="Code_20_Inline">pair</text:span> are also generic and not tied specifically to <text:span text:style-name="Code_20_Inline">map</text:span>.</text:p>
      <text:p text:style-name="Body_20_Text_20_Cont">Use a dot (<text:span text:style-name="Code_20_Inline">.</text:span>) operator to access a member of the <text:span text:style-name="Code_20_Inline">pair</text:span>. To keep things simple, print the output as the key, followed by a tab character, followed by the count, all on one line. Putting all these pieces together, you end up with the finished program, as presented in Listing 15-2.</text:p>
      <text:p text:style-name="P8"><text:span text:style-name="T7">Listing</text:span><text:span text:style-name="T5"> </text:span><text:span text:style-name="T7">15-2.</text:span> Printing Word Frequencies</text:p>
      <text:p text:style-name="P4"><text:change text:change-id="ct93895247956608"/><text:change-start text:change-id="ct93895347786752"/>import &lt;iostream&gt;;<text:change-end text:change-id="ct93895347786752"/></text:p>
      <text:p text:style-name="P4"><text:change text:change-id="ct93895188947968"/><text:change-start text:change-id="ct93895188948208"/>import &lt;map&gt;;<text:change-end text:change-id="ct93895188948208"/></text:p>
      <text:p text:style-name="P4"><text:change text:change-id="ct93895203594528"/><text:change-start text:change-id="ct93895203594768"/>import &lt;string&gt;;<text:change-end text:change-id="ct93895203594768"/></text:p>
      <text:p text:style-name="Code"/>
      <text:p text:style-name="Code">int main()</text:p>
      <text:p text:style-name="Code">{</text:p>
      <text:p text:style-name="Code"><text:span text:style-name="T9"><text:s text:c="2"/></text:span>std::map&lt;std::string, int&gt; counts{};</text:p>
      <text:p text:style-name="Code"/>
      <text:p text:style-name="Code"><text:span text:style-name="T9"><text:s text:c="2"/></text:span>// Read words from the standard input and count the number of times</text:p>
      <text:p text:style-name="Code"><text:span text:style-name="T9"><text:s text:c="2"/></text:span>// each word occurs.</text:p>
      <text:p text:style-name="Code"><text:span text:style-name="T9"><text:s text:c="2"/></text:span>std::string word{};</text:p>
      <text:p text:style-name="Code"><text:span text:style-name="T9"><text:s text:c="2"/></text:span>while (std::cin &gt;&gt; word)</text:p>
      <text:p text:style-name="Code"><text:span text:style-name="T9"><text:s text:c="4"/></text:span>++counts[word];</text:p>
      <text:p text:style-name="Code"/>
      <text:p text:style-name="Code"><text:span text:style-name="T9"><text:s text:c="2"/></text:span>// For each word/count pair...</text:p>
      <text:p text:style-name="Code"><text:span text:style-name="T9"><text:s text:c="2"/></text:span>for (auto element : counts)</text:p>
      <text:p text:style-name="Code"><text:span text:style-name="T9"><text:s text:c="4"/></text:span>// Print the word, tab, the count, newline.</text:p>
      <text:p text:style-name="Code"><text:span text:style-name="T9"><text:s text:c="4"/></text:span>std::cout &lt;&lt; element.first &lt;&lt; '\t' &lt;&lt; element.second &lt;&lt; '\n';</text:p>
      <text:p text:style-name="Code">}</text:p>
      <text:p text:style-name="Body_20_Text_20_Cont">When iterating over the map, you know you will use the <text:span text:style-name="Code_20_Inline">.first</text:span> and <text:span text:style-name="Code_20_Inline">.second</text:span> members, so using <text:span text:style-name="Code_20_Inline">auto</text:span> for the key/value pairs helps keep the code readable. Let the compiler worry about the details.</text:p>
      <text:p text:style-name="Body_20_Text_20_Cont">Using the knowledge you gained in Exploration 8, you know how to format the output nicer <text:span text:style-name="T10">by adjusting </text:span>two neat columns instead of using a tab. All that is required is to find the size of the longest key. In order to right-align the counts, you can try to determine the number of places required by the largest count, or you can simply use a very large number, such as 10.</text:p>
      <text:p text:style-name="Body_20_Text_20_Cont"><text:soft-page-break/><text:span text:style-name="Strong_20_Emphasis">Rewrite Listing 15-2 to line up the output neatly, according to the size of the longest key.</text:span></text:p>
      <text:p text:style-name="Body_20_Text_20_Cont">Naturally, you will need to write another loop to visit all the elements of <text:span text:style-name="Code_20_Inline">counts</text:span> and test the size of each element. In Exploration 10, you learned that <text:span text:style-name="Code_20_Inline">vector</text:span> has a <text:span text:style-name="Code_20_Inline">size()</text:span> member function that returns the number of elements in the vector. Would you be surprised to learn that <text:span text:style-name="Code_20_Inline">map</text:span> and <text:span text:style-name="Code_20_Inline">string</text:span> also have <text:span text:style-name="Code_20_Inline">size()</text:span> member functions? The designers of the C++ library did their best to be consistent with names. The <text:span text:style-name="Code_20_Inline">size()</text:span> member function returns an integer of type <text:span text:style-name="Code_20_Inline">size_type</text:span>.</text:p>
      <text:p text:style-name="Body_20_Text_20_Cont">Compare your program with Listing 15-3.</text:p>
      <text:p text:style-name="P8"><text:span text:style-name="T7">Listing 15-3.</text:span> Aligning Words and Counts<text:alphabetical-index-mark text:string-value="aligning words and counts" text:key1="Map data structure" text:key2="pairs"/> Neatly</text:p>
      <text:p text:style-name="P12"><text:change text:change-id="ct93895210381312"/><text:change-start text:change-id="ct93895236848560"/>import &lt;format&gt;;<text:change-end text:change-id="ct93895236848560"/></text:p>
      <text:p text:style-name="P4"><text:change text:change-id="ct93895303937216"/><text:change-start text:change-id="ct93895294403904"/>import &lt;iostream&gt;;<text:change-end text:change-id="ct93895294403904"/></text:p>
      <text:p text:style-name="P4"><text:change text:change-id="ct93895290438736"/><text:change-start text:change-id="ct93895203883632"/>import &lt;map&gt;;<text:change-end text:change-id="ct93895203883632"/></text:p>
      <text:p text:style-name="P4"><text:change text:change-id="ct93895328567936"/><text:change-start text:change-id="ct93895328568176"/>import &lt;string&gt;;<text:change-end text:change-id="ct93895328568176"/></text:p>
      <text:p text:style-name="Code"/>
      <text:p text:style-name="Code">int main()</text:p>
      <text:p text:style-name="Code">{</text:p>
      <text:p text:style-name="Code"><text:span text:style-name="T9"><text:s text:c="2"/></text:span>std::map&lt;std::string, int&gt; counts{};</text:p>
      <text:p text:style-name="Code"/>
      <text:p text:style-name="Code"><text:span text:style-name="T9"><text:s text:c="2"/></text:span>// Read words from the standard input and count the number of times</text:p>
      <text:p text:style-name="Code"><text:span text:style-name="T9"><text:s text:c="2"/></text:span>// each word occurs.</text:p>
      <text:p text:style-name="Code"><text:span text:style-name="T9"><text:s text:c="2"/></text:span>std::string word{};</text:p>
      <text:p text:style-name="Code"><text:span text:style-name="T9"><text:s text:c="2"/></text:span>while (std::cin &gt;&gt; word)</text:p>
      <text:p text:style-name="Code"><text:span text:style-name="T9"><text:s text:c="4"/></text:span>++counts[word];</text:p>
      <text:p text:style-name="Code"/>
      <text:p text:style-name="Code"><text:span text:style-name="T9"><text:s text:c="2"/></text:span>// Determine the longest word.</text:p>
      <text:p text:style-name="Code"><text:span text:style-name="T9"><text:s text:c="2"/></text:span>std::string::size_type longest{};</text:p>
      <text:p text:style-name="Code"><text:span text:style-name="T9"><text:s text:c="2"/></text:span>for (auto element : counts)</text:p>
      <text:p text:style-name="Code"><text:span text:style-name="T9"><text:s text:c="4"/></text:span>if (element.first.size() &gt; longest)</text:p>
      <text:p text:style-name="Code"><text:span text:style-name="T9"><text:s text:c="6"/></text:span>longest = element.first.size();</text:p>
      <text:p text:style-name="P3"><text:s text:c="2"/></text:p>
      <text:p text:style-name="Code"><text:span text:style-name="T9"><text:s text:c="2"/></text:span>// For each word/count pair...</text:p>
      <text:p text:style-name="Code"><text:span text:style-name="T9"><text:s text:c="2"/></text:span>constexpr int count_size{10}; // Number of places for printing the count</text:p>
      <text:p text:style-name="Code"><text:span text:style-name="T9"><text:s text:c="2"/></text:span>for (auto element : counts)</text:p>
      <text:p text:style-name="Code"><text:span text:style-name="T9"><text:s text:c="4"/></text:span>// Print the word, count, newline. Keep the columns neatly aligned.</text:p>
      <text:p text:style-name="P5"><text:span text:style-name="T9"><text:s text:c="4"/></text:span>std::cout &lt;&lt; std::<text:change-start text:change-id="ct93895251296624"/><text:span text:style-name="T16">format("{1:{0}}{3:{2}}\n",</text:span></text:p>
      <text:p text:style-name="P5"><text:span text:style-name="T16"><text:s text:c="12"/></text:span><text:change-end text:change-id="ct93895251296624"/><text:change text:change-id="ct93895271113984"/>longest<text:change text:change-id="ct93895348853600"/><text:change-start text:change-id="ct93895301310048"/>,<text:change-end text:change-id="ct93895301310048"/> element.first<text:change-start text:change-id="ct93895301310368"/>,<text:change-end text:change-id="ct93895301310368"/><text:change text:change-id="ct93895301310688"/><text:change-start text:change-id="ct93895301311008"/> <text:change-end text:change-id="ct93895301311008"/>count_size<text:change text:change-id="ct93895229353824"/><text:change-start text:change-id="ct93895229354144"/>, <text:change-end text:change-id="ct93895229354144"/>element.second<text:change text:change-id="ct93895293035808"/><text:change-start text:change-id="ct93895229354384"/><text:span text:style-name="T12">)</text:span><text:change-end text:change-id="ct93895229354384"/>;</text:p>
      <text:p text:style-name="Code">}</text:p>
      <text:p text:style-name="Body_20_Text_20_Cont">If you want some sample input, try the file <text:span text:style-name="T4">explore15.txt</text:span>, which you can download from <office:annotation office:name="__Annotation__3661_2132577490" loext:resolved="false"><dc:creator>Michael Thomas</dc:creator><dc:date>2020-03-10T10:39:02.540000000</dc:date><text:p text:style-name="P14"><text:span text:style-name="T19">Could you please share the content to be included in the website with me?</text:span></text:p>
<text:p text:style-name="P14"><text:span text:style-name="T19"/></text:p>
<text:p text:style-name="P14"><text:span text:style-name="T19">Thank you.</text:span></text:p>
</office:annotation>this book’s web site<office:annotation-end office:name="__Annotation__3661_2132577490"/>. Notice how the word is left-aligned and the count is right-aligned. We expect numbers to be right-aligned, and words are customarily <text:soft-page-break/>left-aligned (in Western cultures). And remember <text:span text:style-name="Code_20_Inline">constexpr</text:span> from Exploration 8? That simply means <text:span text:style-name="Code_20_Inline">count_size</text:span> is a constant.</text:p>
      <text:h text:style-name="Heading_20_1" text:outline-level="1"><text:bookmark-start text:name="map1"/>Searching in Maps</text:h>
      <text:p text:style-name="Body_20_Text_20_First">A <text:span text:style-name="Code_20_Inline">map</text:span> stores its data in sorted order by key. Searching<text:alphabetical-index-mark text:string-value="searching in" text:key1="Map data structure"/> in a <text:span text:style-name="Code_20_Inline">map</text:span>, therefore, is pretty fast (logarithmic time). Because a <text:span text:style-name="Code_20_Inline">map</text:span> keeps its keys in order, you can use any of the binary search algorithms, but even better is to use <text:span text:style-name="Code_20_Inline">map</text:span>’s member functions. These member functions have the same names as the standard algorithms but can take advantage of their knowledge of a <text:span text:style-name="Code_20_Inline">map</text:span>’s internal structure. The member functions also run in logarithmic time, but with less overhead than the standard algorithms.</text:p>
      <text:p text:style-name="Body_20_Text_20_Cont">For example, suppose you want to know how many times the word <text:span text:style-name="T8">the</text:span> appears in an input stream. You can read the input and collect the counts in the usual way, then call <text:span text:style-name="Code_20_Inline">find("the")</text:span> to see if <text:span text:style-name="Code_20_Inline">"the"</text:span> is in the <text:span text:style-name="Code_20_Inline">map</text:span>, and if so, get an iterator that points to its key/value pair. If the key is not in the map, <text:span text:style-name="Code_20_Inline">find()</text:span> returns the <text:span text:style-name="Code_20_Inline">end()</text:span> iterator. If the key is present, you can extract the count. You have all the knowledge and skills you need to solve this problem, so go ahead and <text:span text:style-name="Strong_20_Emphasis"><text:span text:style-name="T1">write the program to print the number of occurrences of the word </text:span></text:span><text:span text:style-name="Strong_20_Emphasis"><text:span text:style-name="T2">the</text:span></text:span><text:span text:style-name="Strong_20_Emphasis">.</text:span> Once again, you can use <text:span text:style-name="T4">explore15.txt</text:span> as sample input. If you don’t want to use redirection, modify the program to read from the <text:span text:style-name="T4">explore15.txt</text:span> file.</text:p>
      <text:p text:style-name="Body_20_Text_20_Cont"><text:span text:style-name="Strong_20_Emphasis"><text:span text:style-name="T1">What count does your program print when you provide this file as the input?</text:span></text:span> __________ The program presented in Listing 15-4 detects ten occurrences.</text:p>
      <text:p text:style-name="Code_20_Caption"><text:span text:style-name="T7">Listing</text:span><text:span text:style-name="T5"> </text:span><text:span text:style-name="T7">15-4.</text:span> Searching for a Word in a Map</text:p>
      <text:p text:style-name="P4"><text:change text:change-id="ct93895257485664"/><text:change text:change-id="ct93895222608512"/><text:change text:change-id="ct93895244029344"/><text:change-start text:change-id="ct93895292058720"/>import &lt;iostream&gt;;<text:change-end text:change-id="ct93895292058720"/></text:p>
      <text:p text:style-name="P4"><text:change text:change-id="ct93895292059360"/><text:change-start text:change-id="ct93895255070224"/>import &lt;map&gt;;<text:change-end text:change-id="ct93895255070224"/></text:p>
      <text:p text:style-name="P4"><text:change text:change-id="ct93895269693440"/><text:change-start text:change-id="ct93895301634880"/>import &lt;string&gt;;<text:change-end text:change-id="ct93895301634880"/></text:p>
      <text:p text:style-name="Code"/>
      <text:p text:style-name="Code">int main()</text:p>
      <text:p text:style-name="Code">{</text:p>
      <text:p text:style-name="Code"><text:span text:style-name="T9"><text:s text:c="2"/></text:span>std::map&lt;std::string, int&gt; counts{};</text:p>
      <text:p text:style-name="Code"/>
      <text:p text:style-name="Code"><text:span text:style-name="T9"><text:s text:c="2"/></text:span>// Read words from the standard input and count the number of times</text:p>
      <text:p text:style-name="Code"><text:span text:style-name="T9"><text:s text:c="2"/></text:span>// each word occurs.</text:p>
      <text:p text:style-name="Code"><text:span text:style-name="T9"><text:s text:c="2"/></text:span>std::string word{};</text:p>
      <text:p text:style-name="Code"><text:span text:style-name="T9"><text:s text:c="2"/></text:span>while (std::cin &gt;&gt; word)</text:p>
      <text:p text:style-name="Code"><text:span text:style-name="T9"><text:s text:c="4"/></text:span>++counts[word];</text:p>
      <text:p text:style-name="Code"/>
      <text:p text:style-name="Code"><text:span text:style-name="T11"><text:s text:c="2"/>auto</text:span><text:span text:style-name="T9"> the{counts.find("the")};</text:span></text:p>
      <text:p text:style-name="Code"><text:soft-page-break/><text:span text:style-name="T9"><text:s text:c="2"/></text:span>if (the == counts.end())</text:p>
      <text:p text:style-name="Code"><text:span text:style-name="T9"><text:s text:c="4"/></text:span>std::cout &lt;&lt; "\"the\": not found\n";</text:p>
      <text:p text:style-name="Code"><text:span text:style-name="T9"><text:s text:c="2"/></text:span>else if (the-&gt;second == 1)</text:p>
      <text:p text:style-name="Code"><text:span text:style-name="T9"><text:s text:c="4"/></text:span>std::cout &lt;&lt; "\"the\": occurs " &lt;&lt; the-&gt;second &lt;&lt; " time\n";</text:p>
      <text:p text:style-name="Code"><text:span text:style-name="T9"><text:s text:c="2"/></text:span>else</text:p>
      <text:p text:style-name="Code"><text:span text:style-name="T9"><text:s text:c="4"/></text:span>std::cout &lt;&lt; "\"the\": occurs " &lt;&lt; the-&gt;second &lt;&lt; " times\n";</text:p>
      <text:p text:style-name="Code">}</text:p>
      <text:p text:style-name="Code"/>
      <text:p text:style-name="Body_20_Text_20_Cont">Until now, you’ve used a dot (<text:span text:style-name="Code_20_Inline">.</text:span>) to access a member, such as <text:span text:style-name="Code_20_Inline">find()</text:span> or <text:span text:style-name="Code_20_Inline">end()</text:span>. An iterator is different. You have to use an arrow (<text:span text:style-name="Code_20_Inline">-&gt;</text:span>) to access a member from an iterator, hence <text:span text:style-name="Code_20_Inline">the-&gt;second</text:span>. You won’t see this style much until Exploration 3<text:change-start text:change-id="ct93895331552016"/><text:span text:style-name="T17">3</text:span><text:change-end text:change-id="ct93895331552016"/><text:change text:change-id="ct93895257510240"/>.</text:p>
      <text:p text:style-name="Body_20_Text_20_Cont"><text:span text:style-name="T10">Sometimes you don’t want to use </text:span><text:span text:style-name="Code_20_Inline"><text:span text:style-name="T13">auto</text:span></text:span><text:span text:style-name="T10"> because you want to make sure the human reader knows a variable’s type. What is the type of the variable, </text:span><text:span text:style-name="Code_20_Inline"><text:span text:style-name="T13">the</text:span></text:span><text:span text:style-name="T10">?</text:span></text:p>
      <text:p text:style-name="P6">____________________________________________________________</text:p>
      <text:p text:style-name="Body_20_Text_20_Cont"><text:span text:style-name="T10">The official type is </text:span><text:span text:style-name="Code_20_Inline"><text:span text:style-name="T13">std::map&lt;std::string, int&gt;::iterator</text:span></text:span><text:span text:style-name="T10">, which is quite a keyboard-full. You can see why I prefer </text:span><text:span text:style-name="Code_20_Inline"><text:span text:style-name="T13">auto</text:span></text:span><text:span text:style-name="T10"> in this case. But there’s another solution that preserves the explicit use of a type and maintains a sense of brevity:</text:span> type synonyms, which just happens to be the subject of the next Exploration.</text:p>
      <text:p text:style-name="Body_20_Text_20_Cont"><text:bookmark-end text:name="map1"/><text:bookmark text:name="Ref_Chapter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ZapfDingbats2" svg:font-family="ZapfDingbats" style:font-pitch="variable" style:font-charset="x-symbol"/>
    <style:font-face style:name="ZapfDingbats1" svg:font-family="ZapfDingbats, 'Zapf Dingbats'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1" svg:font-family="'Segoe UI'" style:font-family-generic="swiss"/>
    <style:font-face style:name="Utopia-Bold" svg:font-family="Utopia-Bold, 'MS Mincho'" style:font-pitch="variable"/>
    <style:font-face style:name="Utopia-Italic" svg:font-family="Utopia-Italic, 'MS Mincho'" style:font-pitch="variable"/>
    <style:font-face style:name="ZapfDingbats" svg:font-family="ZapfDingbats" style:font-family-generic="decorative" style:font-pitch="variable"/>
    <style:font-face style:name="TheSansMonoConNormal1" svg:font-family="TheSansMonoConNormal, 'Times New Roman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1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 65 Medium" svg:font-family="'Helvetica 65 Medium'" style:font-family-generic="swiss" style:font-pitch="variable"/>
    <style:font-face style:name="HelveticaNeue Condensed" svg:font-family="'HelveticaNeue Condensed'" style:font-family-generic="swiss" style:font-pitch="variable"/>
    <style:font-face style:name="HelveticaNeue Condensed1" svg:font-family="'HelveticaNeue Condensed', 'Times New Roman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Times New Roman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0.222in" fo:text-align="justify" style:justify-single-word="false" style:text-autospace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20pt" fo:font-weight="bold" style:font-size-asian="20pt" style:font-weight-asian="bold" style:font-name-complex="HelveticaNeue Condensed" style:font-family-complex="'HelveticaNeue Condensed'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8pt" fo:font-weight="bold" style:font-size-asian="18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6pt" fo:font-weight="bold" style:font-size-asian="16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4pt" fo:letter-spacing="-0.0043in" fo:font-weight="bold" style:font-size-asian="14pt" style:font-weight-asian="bold" style:font-name-complex="HelveticaNeue Condensed" style:font-family-complex="'HelveticaNeue Condensed'" style:font-family-generic-complex="swiss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5in" fo:margin-bottom="0.1665in" loext:contextual-spacing="false" fo:line-height="100%"/>
      <style:text-properties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HelveticaNeue Condensed" fo:font-family="'HelveticaNeue Condensed'" style:font-family-generic="swiss" style:font-pitch="variable" fo:font-weight="bold" style:font-name-asian="PMingLiU" style:font-family-asian="PMingLiU, 新細明體" style:font-family-generic-asian="roman" style:font-pitch-asian="variable" style:font-weight-asian="bold" style:font-name-complex="HelveticaNeue Condensed" style:font-family-complex="'HelveticaNeue Condensed'" style:font-family-generic-complex="swiss" style:font-pitch-complex="variable" style:font-weight-complex="bold"/>
    </style:style>
    <style:style style:name="Bullet" style:family="paragraph" style:parent-style-name="Standard">
      <style:paragraph-properties fo:margin-left="0.6492in" fo:margin-right="0.5984in" fo:margin-top="0.0835in" fo:margin-bottom="0.0835in" loext:contextual-spacing="false" style:line-height-at-least="0.222in" fo:keep-together="always" fo:text-indent="-0.248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Chapter_20_Number" style:display-name="Chapter Number" style:family="paragraph" style:next-style-name="Standard">
      <style:paragraph-properties fo:margin-top="0in" fo:margin-bottom="0.8335in" loext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5in" loext:contextual-spacing="false" fo:orphans="2" fo:widows="2"/>
      <style:text-properties style:use-window-font-color="true" style:font-name="Arial Narrow" fo:font-family="'Arial Narrow'" style:font-family-generic="swiss" style:font-pitch="variable" fo:font-size="40pt" fo:language="en" fo:country="US" fo:font-weight="bold" style:font-name-asian="Times New Roman" style:font-family-asian="'Times New Roman'" style:font-family-generic-asian="roman" style:font-pitch-asian="variable" style:font-size-asian="40pt" style:font-weight-asian="bold" style:font-name-complex="Arial Narrow" style:font-family-complex="'Arial Narrow'" style:font-family-generic-complex="swiss" style:font-pitch-complex="variable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loext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1" fo:font-family="Utopia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name-complex="Utopia1" style:font-family-complex="Utopia" style:font-family-generic-complex="roman" style:font-pitch-complex="variable" style:font-size-complex="10pt" style:language-complex="ar" style:country-complex="SA"/>
    </style:style>
    <style:style style:name="Code_20_Caption" style:display-name="Code Caption" style:family="paragraph" style:parent-style-name="Standard" style:next-style-name="Standard">
      <style:paragraph-properties fo:margin-top="0.3193in" fo:margin-bottom="0.139in" loext:contextual-spacing="true"/>
      <style:text-properties style:font-name="Utopia1" fo:font-family="Utopia" style:font-family-generic="roman" style:font-pitch="variable" fo:language="zxx" fo:country="none" fo:font-style="italic" style:language-asian="zxx" style:country-asian="none" style:font-style-asian="italic" style:font-name-complex="Utopia1" style:font-family-complex="Utopia" style:font-family-generic-complex="roman" style:font-pitch-complex="variabl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_20_Sub_20_List" style:display-name="Num Sub List" style:family="paragraph" style:parent-style-name="Standard">
      <style:paragraph-properties fo:margin-left="0in" fo:margin-right="1in" fo:margin-top="0.0835in" fo:margin-bottom="0.0835in" loext:contextual-spacing="false" fo:line-height="100%" fo:text-align="justify" style:justify-single-word="false" fo:text-indent="0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Bullet_20_Sub_20_List" style:display-name="Bullet Sub List" style:family="paragraph" style:parent-style-name="Bullet" style:next-style-name="Standard">
      <style:paragraph-properties fo:margin-left="0.95in" fo:margin-right="0.5984in" fo:text-indent="-0.248in" style:auto-text-indent="false"/>
    </style:style>
    <style:style style:name="FM_20_Copyright_20_Title" style:display-name="FM Copyright Title" style:family="paragraph" style:parent-style-name="Standard">
      <style:paragraph-properties fo:margin-top="0.0693in" fo:margin-bottom="0.0693in" loext:contextual-spacing="false" fo:line-height="100%" fo:text-align="justify" style:justify-single-word="false"/>
      <style:text-properties style:font-name="Utopia Bold" fo:font-family="'Utopia Bold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FM_20_Copyright" style:display-name="FM Copyright" style:family="paragraph">
      <style:paragraph-properties fo:margin-top="0.0835in" fo:margin-bottom="0.0835in" loext:contextual-spacing="false" fo:line-height="115%" fo:text-align="justify" style:justify-single-word="false" fo:orphans="2" fo:widows="2" fo:hyphenation-ladder-count="no-limit"/>
      <style:text-properties style:use-window-font-color="true" style:font-name="Utopia" fo:font-family="Utopia, 'Courier New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zh" style:country-asian="CN" style:font-name-complex="Utopia" style:font-family-complex="Utopia, 'Courier New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index_20_1" style:display-name="index 1" style:family="paragraph" style:parent-style-name="Standard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in" fo:margin-bottom="0in" loext:contextual-spacing="true" fo:line-height="100%"/>
      <style:text-properties style:font-name="Book Antiqua" fo:font-family="'Book Antiqua'" style:font-family-generic="roman" style:font-pitch="variable" fo:letter-spacing="-0.0043in" style:font-name-complex="Book Antiqua" style:font-family-complex="'Book Antiqua'" style:font-family-generic-complex="roman" style:font-pitch-complex="variable"/>
    </style:style>
    <style:style style:name="Part_20_Number" style:display-name="Part Number" style:family="paragraph" style:parent-style-name="Standard" style:next-style-name="Standard">
      <style:paragraph-properties fo:margin-top="0.4165in" fo:margin-bottom="0.1665in" loext:contextual-spacing="true" fo:line-height="100%"/>
      <style:text-properties fo:text-transform="uppercase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14pt"/>
    </style:style>
    <style:style style:name="Part_20_Title" style:display-name="Part Title" style:family="paragraph" style:parent-style-name="Standard" style:next-style-name="Standard">
      <style:paragraph-properties fo:margin-top="0.4165in" fo:margin-bottom="0.8335in" loext:contextual-spacing="true" fo:line-height="100%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 style:font-size-complex="24pt"/>
    </style:style>
    <style:style style:name="Quote" style:family="paragraph" style:parent-style-name="Standard" style:next-style-name="Text_20_body">
      <style:paragraph-properties fo:margin-left="0.2992in" fo:margin-right="0.2992in" fo:margin-top="0.25in" fo:margin-bottom="0.1665in" loext:contextual-spacing="true" fo:text-align="justify" style:justify-single-word="false" fo:text-indent="0in" style:auto-text-indent="false"/>
      <style:text-properties style:font-name="Utopia1" fo:font-family="Utopia" style:font-family-generic="roman" style:font-pitch="variable" fo:font-size="12pt" fo:font-style="italic" style:font-size-asian="12pt" style:font-style-asian="italic" style:font-name-complex="Utopia1" style:font-family-complex="Utopia" style:font-family-generic-complex="roman" style:font-pitch-complex="variable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2.24pt solid #999999" fo:border-bottom="2.24pt solid #999999"/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Num_20_List" style:display-name="Exercise Num List" style:family="paragraph" style:parent-style-name="Exercise_20_Body">
      <style:paragraph-properties fo:margin-left="0.2in" fo:margin-right="0.5909in" fo:margin-top="0.0835in" fo:margin-bottom="0.0835in" loext:contextual-spacing="false" fo:text-indent="0in" style:auto-text-indent="false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Exercise_20_Bullet" style:display-name="Exercise Bullet" style:family="paragraph" style:parent-style-name="Standard">
      <style:paragraph-properties fo:margin-left="0.9846in" fo:margin-right="0.5909in" fo:margin-top="0.0835in" fo:margin-bottom="0.0835in" loext:contextual-spacing="false" fo:text-indent="-0.3937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Code" style:display-name="Side Bar Code" style:family="paragraph" style:parent-style-name="Standard">
      <style:paragraph-properties fo:margin-left="0.2in" fo:margin-right="0.2in" fo:margin-top="0.25in" fo:margin-bottom="0.1665in" loext:contextual-spacing="tru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Table_20_Text" style:display-name="Table Text" style:family="paragraph">
      <style:paragraph-properties fo:margin-top="0.111in" fo:margin-bottom="0.111in" loext:contextual-spacing="true" fo:line-height="150%" fo:orphans="2" fo:widows="2"/>
      <style:text-properties style:use-window-font-color="true" style:font-name="HelveticaNeue Condensed" fo:font-family="'HelveticaNeue Condensed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loext:contextual-spacing="true"/>
    </style:style>
    <style:style style:name="Table_20_Head" style:display-name="Table Head" style:family="paragraph" style:next-style-name="Standard">
      <style:paragraph-properties fo:margin-top="0.0417in" fo:margin-bottom="0.0417in" loext:contextual-spacing="false" fo:line-height="0.1665in" fo:orphans="2" fo:widows="2" fo:keep-with-next="always"/>
      <style:text-properties style:use-window-font-color="true" style:font-name="HelveticaNeue Condensed" fo:font-family="'HelveticaNeue Condensed'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loext:contextual-spacing="true"/>
      <style:text-properties style:font-name="Utopia1" fo:font-family="Utopia" style:font-family-generic="roman" style:font-pitch="variable" fo:font-size="9pt" fo:font-style="italic" style:font-size-asian="9pt" style:font-style-asian="italic" style:font-name-complex="Utopia1" style:font-family-complex="Utopia" style:font-family-generic-complex="roman" style:font-pitch-complex="variable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text-indent="0in" style:auto-text-indent="false"/>
    </style:style>
    <style:style style:name="Num_20_List" style:display-name="Num List" style:family="paragraph" style:parent-style-name="Standard">
      <style:paragraph-properties fo:margin-left="0in" fo:margin-right="0.8in" fo:margin-top="0.0835in" fo:margin-bottom="0.139in" loext:contextual-spacing="false" fo:keep-together="always" fo:text-indent="0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1665in" loext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FM_20_Subtitle" style:display-name="FM Subtitle" style:family="paragraph" style:parent-style-name="Standard" style:default-outline-level="1" style:list-style-name="">
      <style:paragraph-properties fo:margin-top="0in" fo:margin-bottom="0.0835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Author" style:display-name="FM Author" style:family="paragraph" style:parent-style-name="Standard">
      <style:paragraph-properties fo:margin-top="0in" fo:margin-bottom="0.0835in" loext:contextual-spacing="false" style:line-height-at-least="0.0693in"/>
      <style:text-properties style:font-name="HelveticaNeue MediumExt" fo:font-family="'HelveticaNeue MediumExt'" style:font-family-generic="swiss" style:font-pitch="variable" fo:font-size="16pt" style:font-size-asian="16pt" style:font-name-complex="HelveticaNeue MediumExt" style:font-family-complex="'HelveticaNeue MediumExt'" style:font-family-generic-complex="swiss" style:font-pitch-complex="variable" style:font-size-complex="12pt"/>
    </style:style>
    <style:style style:name="FM_20_Subtitle_20_1" style:display-name="FM Subtitle 1" style:family="paragraph" style:parent-style-name="Standard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FM_20_Text" style:display-name="FM Text" style:family="paragraph" style:parent-style-name="Standard">
      <style:paragraph-properties fo:margin-top="0in" fo:margin-bottom="0.139in" loext:contextual-spacing="true"/>
      <style:text-properties style:font-name="Utopia1" fo:font-family="Utopia" style:font-family-generic="roman" style:font-pitch="variable" fo:font-size="9pt" style:font-size-asian="9pt" style:font-name-complex="Utopia1" style:font-family-complex="Utopia" style:font-family-generic-complex="roman" style:font-pitch-complex="variable"/>
    </style:style>
    <style:style style:name="FM_20_Dedication" style:display-name="FM Dedication" style:family="paragraph" style:parent-style-name="Standard">
      <style:paragraph-properties fo:margin-top="0.4165in" fo:margin-bottom="0.4165in" loext:contextual-spacing="false" fo:line-height="100%" fo:text-align="center" style:justify-single-word="false"/>
      <style:text-properties style:font-name="Utopia1" fo:font-family="Utopia" style:font-family-generic="roman" style:font-pitch="variable" fo:font-size="10pt" fo:font-style="italic" style:font-size-asian="10pt" style:font-style-asian="italic" style:font-name-complex="Utopia1" style:font-family-complex="Utopia" style:font-family-generic-complex="roman" style:font-pitch-complex="variable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style:font-name="Utopia1" fo:font-family="Utopia" style:font-family-generic="roman" style:font-pitch="variable" fo:font-size="10pt" style:font-size-asian="10pt" style:font-name-complex="Utopia1" style:font-family-complex="Utopia" style:font-family-generic-complex="roman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margin-left="0in" fo:margin-right="0in" fo:text-indent="0in" style:auto-text-indent="false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10pt" fo:language="zxx" fo:country="none" style:font-size-asian="10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loext:contextual-spacing="false" style:line-height-at-least="0.222in" fo:hyphenation-ladder-count="no-limit" fo:text-indent="0.5in" style:auto-text-indent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25in" fo:margin-bottom="0.1665in" loext:contextual-spacing="false"/>
      <style:text-properties style:font-name="Utopia1" fo:font-family="Utopia" style:font-family-generic="roman" style:font-pitch="variable" style:font-name-complex="Utopia1" style:font-family-complex="Utopia" style:font-family-generic-complex="roman" style:font-pitch-complex="variable"/>
    </style:style>
    <style:style style:name="Note_2f_Tip_2f_Caution" style:display-name="Note/Tip/Caution" style:family="paragraph" style:parent-style-name="Standard" style:next-style-name="Standard">
      <style:paragraph-properties fo:margin-left="0.0984in" fo:margin-right="0.0984in" fo:margin-top="0.25in" fo:margin-bottom="0.25in" loext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family="'HelveticaNeue Condensed'" style:font-family-generic="swiss" style:font-pitch="variable" fo:font-size="13pt" style:font-size-asian="13pt" style:font-name-complex="HelveticaNeue Condensed" style:font-family-complex="'HelveticaNeue Condensed'" style:font-family-generic-complex="swiss" style:font-pitch-complex="variable"/>
    </style:style>
    <style:style style:name="Body_20_Text_20_First" style:display-name="Body Text First" style:family="paragraph" style:parent-style-name="Text_20_body">
      <style:paragraph-properties fo:margin-top="0.0835in" fo:margin-bottom="0in" loext:contextual-spacing="false" style:line-height-at-least="0.222in" fo:text-align="start" style:justify-single-word="false"/>
      <style:text-properties style:font-name="Utopia1" fo:font-family="Utopia" style:font-family-generic="roman" style:font-pitch="variable" fo:font-size="11pt" style:font-size-asian="11pt" style:font-name-complex="Utopia1" style:font-family-complex="Utopia" style:font-family-generic-complex="roman" style:font-pitch-complex="variable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fo:color="#808080"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Bullet" style:display-name="Side Bar Bullet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Num" style:display-name="Exercise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Num" style:display-name="Side Bar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_20_Text" style:display-name="Footer Text" style:family="paragraph">
      <style:paragraph-properties fo:margin-top="0.1665in" fo:margin-bottom="0.3335in" loext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1" fo:font-family="Utopia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Utopia1" style:font-family-complex="Utopia" style:font-family-generic-complex="roman" style:font-pitch-complex="variable" style:font-size-complex="10pt" style:language-complex="ar" style:country-complex="SA"/>
    </style:style>
    <style:style style:name="FM_20_Book_20_Title" style:display-name="FM Book Title" style:family="paragraph" style:parent-style-name="Standard">
      <style:paragraph-properties fo:margin-top="1.8055in" fo:margin-bottom="0in" loext:contextual-spacing="false" style:line-height-at-least="0.0693in" fo:text-align="center" style:justify-single-word="false"/>
      <style:text-properties style:font-name="Helvetica 65 Medium" fo:font-family="'Helvetica 65 Medium'" style:font-family-generic="swiss" style:font-pitch="variable" fo:font-size="30pt" fo:letter-spacing="-0.0138in" style:font-size-asian="30pt" style:font-name-complex="Helvetica 65 Medium" style:font-family-complex="'Helvetica 65 Medium'" style:font-family-generic-complex="swiss" style:font-pitch-complex="variable" style:font-size-complex="24pt"/>
    </style:style>
    <style:style style:name="FM_20_Edition" style:display-name="FM Edition" style:family="paragraph" style:parent-style-name="Standard" style:default-outline-level="1" style:list-style-name="">
      <style:paragraph-properties fo:margin-top="0.0835in" fo:margin-bottom="0.139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loext:contextual-spacing="true" fo:text-indent="-0.2in" style:auto-text-indent="false"/>
      <style:text-properties style:font-name="Utopia1" fo:font-family="Utopia" style:font-family-generic="roman" style:font-pitch="variable" fo:font-size="9pt" style:font-size-asian="9pt" style:font-name-complex="Utopia1" style:font-family-complex="Utopia" style:font-family-generic-complex="roman" style:font-pitch-complex="variable"/>
    </style:style>
    <style:style style:name="FM_20_Copyright_20_Credits_20_Last" style:display-name="FM Copyright Credits Last" style:family="paragraph" style:parent-style-name="FM_20_Copyright_20_Credits" style:next-style-name="Standard">
      <style:paragraph-properties fo:margin-top="0in" fo:margin-bottom="0.1665in" loext:contextual-spacing="true"/>
    </style:style>
    <style:style style:name="FM_20_Head" style:display-name="FM Head" style:family="paragraph" style:parent-style-name="Standard" style:next-style-name="Standard">
      <style:paragraph-properties fo:margin-top="0.6665in" fo:margin-bottom="0.8335in" loext:contextual-spacing="true" fo:line-height="100%"/>
      <style:text-properties style:font-name="Arial Narrow" fo:font-family="'Arial Narrow'" style:font-family-generic="swiss" style:font-pitch="variable" fo:font-size="30pt" fo:letter-spacing="-0.0138in" fo:font-weight="bold" style:font-size-asian="30pt" style:font-weight-asian="bold" style:font-name-complex="Arial Narrow" style:font-family-complex="'Arial Narrow'" style:font-family-generic-complex="swiss" style:font-pitch-complex="variable" style:font-size-complex="24pt"/>
    </style:style>
    <style:style style:name="ToC_20_2" style:display-name="ToC 2" style:family="paragraph" style:parent-style-name="Standard">
      <style:paragraph-properties fo:margin-left="0.1701in" fo:margin-right="0in" fo:margin-top="0.1665in" fo:margin-bottom="0.139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Times New Roman'" style:font-family-generic="swiss" style:font-pitch="variable" fo:font-weight="bold" style:font-weight-asian="bold" style:font-name-complex="HelveticaNeue MediumCond1" style:font-family-complex="'HelveticaNeue MediumCond', 'Times New Roman'" style:font-family-generic-complex="swiss" style:font-pitch-complex="variable"/>
    </style:style>
    <style:style style:name="ToC_20_3" style:display-name="ToC 3" style:family="paragraph" style:parent-style-name="Standard">
      <style:paragraph-properties fo:margin-left="0.3299in" fo:margin-right="0in" fo:margin-top="0in" fo:margin-bottom="0.0835in" loext:contextual-spacing="true" style:line-height-at-least="0.0693in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Times New Roman'" style:font-family-generic="swiss" style:font-pitch="variable" style:font-name-complex="HelveticaNeue MediumCond1" style:font-family-complex="'HelveticaNeue MediumCond', 'Times New Roman'" style:font-family-generic-complex="swiss" style:font-pitch-complex="variable"/>
    </style:style>
    <style:style style:name="Part_20_Opener_20_Text" style:display-name="Part Opener Text" style:family="paragraph" style:parent-style-name="Standard" style:next-style-name="Standard">
      <style:paragraph-properties fo:margin-top="0.0835in" fo:margin-bottom="0in" loext:contextual-spacing="true" fo:line-height="150%"/>
      <style:text-properties style:font-name="Utopia Black" fo:font-family="'Utopia Black'" style:font-family-generic="roman" style:font-pitch="variable" fo:letter-spacing="-0.0043in" style:font-name-complex="Utopia Black" style:font-family-complex="'Utopia Black'" style:font-family-generic-complex="roman" style:font-pitch-complex="variable"/>
    </style:style>
    <style:style style:name="Header" style:family="paragraph" style:parent-style-name="Standard" style:class="extra">
      <style:paragraph-properties fo:margin-top="0in" fo:margin-bottom="0.25in" loext:contextual-spacing="false" fo:line-height="100%"/>
      <style:text-properties style:font-name="HelveticaNeue Condensed" fo:font-family="'HelveticaNeue Condensed'" style:font-family-generic="swiss" style:font-pitch="variable" fo:font-size="14pt" fo:font-weight="bold" style:font-size-asian="14pt" style:font-weight-asian="bold" style:font-name-complex="HelveticaNeue Condensed" style:font-family-complex="'HelveticaNeue Condensed'" style:font-family-generic-complex="swiss" style:font-pitch-complex="variable"/>
    </style:style>
    <style:style style:name="Figure" style:family="paragraph" style:next-style-name="Standard" style:class="extra">
      <style:paragraph-properties fo:margin-top="0.1665in" fo:margin-bottom="0.1665in" loext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vision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2pt"/>
    </style:style>
    <style:style style:name="Code" style:family="paragraph" style:parent-style-name="Standard">
      <style:paragraph-properties fo:margin-top="0.0835in" fo:margin-bottom="0.0835in" loext:contextual-spacing="true" fo:line-height="100%"/>
      <style:text-properties style:font-name="TheSansMonoConNormal" fo:font-family="TheSansMonoConNormal" style:font-family-generic="roman" style:font-pitch="variable" fo:language="zxx" fo:country="none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Header_20_WHITE" style:display-name="Header WHITE" style:family="paragraph" style:parent-style-name="Header">
      <style:text-properties fo:color="#ffffff" style:font-name-asian="PMingLiU" style:font-family-asian="PMingLiU, 新細明體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1701in" fo:margin-right="0in" fo:margin-top="0in" fo:margin-bottom="0in" loext:contextual-spacing="false" fo:line-height="100%" fo:text-indent="0in" style:auto-text-indent="false"/>
      <style:text-properties style:font-name="HelveticaNeue MediumCond" fo:font-family="'HelveticaNeue MediumCond'" style:font-family-generic="swiss" style:font-pitch="variable" fo:font-size="12pt" fo:language="zxx" fo:country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oC_20_Part" style:display-name="ToC Part" style:family="paragraph" style:parent-style-name="Contents_20_1">
      <style:paragraph-properties fo:margin-top="0.0835in" fo:margin-bottom="0in" loext:contextual-spacing="false" fo:line-height="100%"/>
      <style:text-properties style:font-name="HelveticaNeue MediumCond" fo:font-family="'HelveticaNeue MediumCond'" style:font-family-generic="swiss" style:font-pitch="variable" fo:font-size="13pt" fo:font-weight="bold" style:font-size-asian="13pt" style:font-weight-asian="bold" style:font-name-complex="HelveticaNeue MediumCond" style:font-family-complex="'HelveticaNeue MediumCond'" style:font-family-generic-complex="swiss" style:font-pitch-complex="variable" style:font-weight-complex="bold"/>
    </style:style>
    <style:style style:name="Part_20_Text_20_Cont." style:display-name="Part Text Cont.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Utopia1" fo:font-family="Utopia" style:font-family-generic="roman" style:font-pitch="variable" fo:font-size="10pt" fo:letter-spacing="-0.0043in" style:font-size-asian="10pt" style:font-name-complex="Utopia1" style:font-family-complex="Utopia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Comment_20_Text" style:display-name="Comment Text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" style:font-family-complex="Times" style:font-family-generic-complex="roman" style:font-pitch-complex="variable"/>
    </style:style>
    <style:style style:name="Comment_20_Subject" style:display-name="Comment Subject" style:family="paragraph" style:parent-style-name="Comment_20_Text" style:next-style-name="Comment_20_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Book_20_Title1" style:display-name="Book Title1" style:family="paragraph" style:parent-style-name="Standard">
      <style:paragraph-properties fo:margin-top="0.4165in" fo:margin-bottom="0.1665in" loext:contextual-spacing="false"/>
      <style:text-properties style:font-name="HelveticaNeue MediumExt" fo:font-family="'HelveticaNeue MediumExt'" style:font-family-generic="swiss" style:font-pitch="variable" fo:font-size="40pt" style:font-size-asian="40pt" style:font-name-complex="HelveticaNeue MediumExt" style:font-family-complex="'HelveticaNeue MediumExt'" style:font-family-generic-complex="swiss" style:font-pitch-complex="variable"/>
    </style:style>
    <style:style style:name="Book_20_Subtitle" style:display-name="Book Subtitle" style:family="paragraph" style:parent-style-name="Book_20_Title1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Dingbat" style:family="paragraph" style:parent-style-name="Note_2f_Tip_2f_Caution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TOC_20_21" style:display-name="TOC 21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/>
      <style:text-properties style:font-name="HelveticaNeue MediumCond" fo:font-family="'HelveticaNeue MediumCond'" style:font-family-generic="swiss" style:font-pitch="variable" fo:language="zxx" fo:country="none" fo:font-weight="bold" style:language-asian="zxx" style:country-asian="none" style:font-weight-asian="bold" style:font-name-complex="HelveticaNeue MediumCond" style:font-family-complex="'HelveticaNeue MediumCond'" style:font-family-generic-complex="swiss" style:font-pitch-complex="variable"/>
    </style:style>
    <style:style style:name="TOC_20_31" style:display-name="TOC 31" style:family="paragraph" style:parent-style-name="Standard" style:next-style-name="Standard">
      <style:paragraph-properties fo:margin-left="0.3299in" fo:margin-right="0in" fo:margin-top="0in" fo:margin-bottom="0.0835in" loext:contextual-spacing="true" fo:line-height="100%" fo:text-indent="0in" style:auto-text-indent="false"/>
      <style:text-properties style:font-name="HelveticaNeue MediumCond" fo:font-family="'HelveticaNeue MediumCond'" style:font-family-generic="swiss" style:font-pitch="variable" style:font-name-complex="HelveticaNeue MediumCond" style:font-family-complex="'HelveticaNeue MediumCond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Footnote_20_Text" style:display-name="Footnote Text" style:family="paragraph" style:parent-style-name="Standard">
      <style:text-properties style:font-name="Utopia1" fo:font-family="Utopia" style:font-family-generic="roman" style:font-pitch="variable" fo:font-size="10pt" style:font-size-asian="10pt" style:font-name-complex="Utopia1" style:font-family-complex="Utopia" style:font-family-generic-complex="roman" style:font-pitch-complex="variable"/>
    </style:style>
    <style:style style:name="Block_20_Text" style:display-name="Block Text" style:family="paragraph" style:parent-style-name="Body_20_Text_20_First">
      <style:paragraph-properties fo:margin-left="0.8in" fo:margin-right="0.8in" fo:text-indent="0in" style:auto-text-indent="false"/>
      <style:text-properties style:font-name-asian="Times New Roman" style:font-family-asian="'Times New Roman'" style:font-family-generic-asian="roman" style:font-pitch-asian="variable" style:font-style-complex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8Num2zfalse" style:family="text"/>
    <style:style style:name="WW8Num2ztrue" style:family="text"/>
    <style:style style:name="WW8Num6zfalse" style:family="text"/>
    <style:style style:name="WW8Num6ztrue" style:family="text"/>
    <style:style style:name="WW8Num7zfalse" style:family="text"/>
    <style:style style:name="WW8Num7ztrue" style:family="text"/>
    <style:style style:name="WW8Num8zfalse" style:family="text"/>
    <style:style style:name="WW8Num8ztrue" style:family="text"/>
    <style:style style:name="WW8Num9zfalse" style:family="text"/>
    <style:style style:name="WW8Num10zfalse" style:family="text"/>
    <style:style style:name="WW8Num10ztrue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Heading_20_1_20_Char" style:display-name="Heading 1 Char" style:family="text">
      <style:text-properties style:font-name="HelveticaNeue Condensed" fo:font-family="'HelveticaNeue Condensed'" style:font-family-generic="swiss" style:font-pitch="variable" fo:font-size="20pt" fo:language="en" fo:country="GB" fo:font-weight="bold" style:font-name-asian="Calibri" style:font-family-asian="Calibri" style:font-family-generic-asian="swiss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Heading_20_2_20_Char" style:display-name="Heading 2 Char" style:family="text">
      <style:text-properties style:font-name="HelveticaNeue Condensed" fo:font-family="'HelveticaNeue Condensed'" style:font-family-generic="swiss" style:font-pitch="variable" fo:font-size="18pt" fo:language="en" fo:country="GB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>
      <style:text-properties style:font-name="HelveticaNeue Condensed" fo:font-family="'HelveticaNeue Condensed'" style:font-family-generic="swiss" style:font-pitch="variable" fo:font-size="16pt" fo:language="en" fo:country="GB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>
      <style:text-properties style:font-name="HelveticaNeue Condensed" fo:font-family="'HelveticaNeue Condensed'" style:font-family-generic="swiss" style:font-pitch="variable" fo:font-size="14pt" fo:letter-spacing="-0.0043in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5_20_Char" style:display-name="Heading 5 Char" style:family="text">
      <style:text-properties style:font-name="HelveticaNeue Condensed" fo:font-family="'HelveticaNeue Condensed'" style:font-family-generic="swiss" style:font-pitch="variable" fo:font-size="12pt" fo:language="en" fo:country="GB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6_20_Char" style:display-name="Heading 6 Char" style:family="text">
      <style:text-properties style:font-name="HelveticaNeue Condensed" fo:font-family="'HelveticaNeue Condensed'" style:font-family-generic="swiss" style:font-pitch="variable" fo:font-size="11pt" fo:language="en" fo:country="GB" fo:font-weight="bold" style:font-name-asian="PMingLiU" style:font-family-asian="PMingLiU, 新細明體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en" fo:country="GB" style:font-name-asian="Calibri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11pt"/>
    </style:style>
    <style:style style:name="Code_20_Bold" style:display-name="Code Bold" style:family="text">
      <style:text-properties style:font-name="TheSansMonoConBlack" fo:font-family="TheSansMonoConBlack" style:font-family-generic="swiss" style:font-pitch="variable" fo:font-size="11pt" style:font-size-asian="11pt" style:font-name-complex="TheSansMonoConBlack" style:font-family-complex="TheSansMonoConBlack" style:font-family-generic-complex="swiss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ode_20_Caption_20_Char" style:display-name="Code Caption Char" style:family="text">
      <style:text-properties style:font-name="Utopia1" fo:font-family="Utopia" style:font-family-generic="roman" style:font-pitch="variable" fo:font-size="11pt" fo:language="en" fo:country="GB" fo:font-style="italic" style:font-name-asian="Calibri" style:font-family-asian="Calibri" style:font-family-generic-asian="swiss" style:font-pitch-asian="variable" style:font-size-asian="11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Quote_20_Char" style:display-name="Quote Char" style:family="text">
      <style:text-properties style:font-name="Utopia1" fo:font-family="Utopia" style:font-family-generic="roman" style:font-pitch="variable" fo:font-size="12pt" fo:language="en" fo:country="GB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Exercise_20_Body_20_Char" style:display-name="Exercise Body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Code_20_Char" style:display-name="Side Bar Code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Code_20_Char" style:display-name="Exercise Code Char" style:family="text">
      <style:text-properties style:font-name="TheSansMonoConNormal" fo:font-family="TheSansMonoConNormal" style:font-family-generic="roman" style:font-pitch="variable" fo:language="en" fo:country="GB" style:font-name-asian="Calibri" style:font-family-asian="Calibri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Utopia1" fo:font-family="Utop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Note_2f_Tip_2f_Caution_20_Char" style:display-name="Note/Tip/Caution Char" style:family="text">
      <style:text-properties style:font-name="HelveticaNeue Condensed" fo:font-family="'HelveticaNeue Condensed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Body_20_Text_20_First_20_Char" style:display-name="Body Text First Char" style:family="text">
      <style:text-properties style:font-name="Utopia1" fo:font-family="Utopia" style:font-family-generic="roman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de_20_Inline" style:display-name="Code Inline" style:family="text">
      <style:text-properties fo:color="#000000" style:font-name="TheSansMonoConNormal" fo:font-family="TheSansMonoConNormal" style:font-family-generic="roman" style:font-pitch="variable" fo:font-size="11pt" fo:background-color="transparent" style:font-size-asian="11pt" style:font-name-complex="TheSansMonoConNormal" style:font-family-complex="TheSansMonoConNormal" style:font-family-generic-complex="roman" style:font-pitch-complex="variable"/>
    </style:style>
    <style:style style:name="page_20_number" style:display-name="page number" style:family="text" style:parent-style-name="WW-Default_20_Paragraph_20_Font1"/>
    <style:style style:name="Side_20_Bar_20_Body_20_Char" style:display-name="Side Bar Body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Last_20_Char" style:display-name="Exercise Last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Last_20_Char" style:display-name="Side Bar Last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Num_20_Char" style:display-name="Exercise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Num_20_Char" style:display-name="Side Bar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style:font-name="HelveticaNeue Condensed" fo:font-family="'HelveticaNeue Condensed'" style:font-family-generic="swiss" style:font-pitch="variable" fo:font-size="14pt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2pt"/>
    </style:style>
    <style:style style:name="Dingbat_20_Symbol" style:display-name="Dingbat Symbol" style:family="text">
      <style:text-properties fo:color="#bfbfbf" style:font-name="ZapfDingbats" fo:font-family="ZapfDingbats" style:font-family-generic="decorative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Black_20_Dingbat" style:display-name="Black Dingbat" style:family="text">
      <style:text-properties fo:color="#00000a" style:font-name="ZapfDingbats1" fo:font-family="ZapfDingbats, 'Zapf Dingbats'" style:font-family-generic="decorative" style:font-pitch="variable" style:font-charset="x-symbol" fo:font-size="12pt" style:font-size-asian="12pt" style:font-name-complex="ZapfDingbats1" style:font-family-complex="ZapfDingbats, 'Zapf Dingbats'" style:font-family-generic-complex="decorative" style:font-pitch-complex="variable" style:font-charset-complex="x-symbol" style:font-size-complex="12pt"/>
    </style:style>
    <style:style style:name="Code_20_Char" style:display-name="Code Char" style:family="text">
      <style:text-properties style:font-name="TheSansMonoConNormal" fo:font-family="TheSansMonoConNorma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Gray_20_Dingbat" style:display-name="Gray Dingbat" style:family="text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FM_20_Author_20_Char" style:display-name="FM Author Char" style:family="text">
      <style:text-properties style:font-name="HelveticaNeue MediumExt" fo:font-family="'HelveticaNeue MediumExt'" style:font-family-generic="swiss" style:font-pitch="variable" fo:font-size="16pt" style:font-size-asian="16pt" style:font-name-complex="Calibri" style:font-family-complex="Calibri" style:font-family-generic-complex="swiss" style:font-pitch-complex="variable" style:font-size-complex="12pt"/>
    </style:style>
    <style:style style:name="FM_20_Copyright_20_Char" style:display-name="FM Copyright Char" style:family="text">
      <style:text-properties style:font-name="Utopia" fo:font-family="Utopia, 'Courier New'" style:font-family-generic="roman" style:font-pitch="variable" fo:font-size="8pt" style:font-size-asian="8pt" style:font-name-complex="Utopia" style:font-family-complex="Utopia, 'Courier New'" style:font-family-generic-complex="roman" style:font-pitch-complex="variable"/>
    </style:style>
    <style:style style:name="FM_20_Edition_20_Char" style:display-name="FM Edition Char" style:family="text">
      <style:text-properties fo:color="#808080" style:font-name="HelveticaNeue MediumCond" fo:font-family="'HelveticaNeue MediumCond'" style:font-family-generic="swiss" style:font-pitch="variable" fo:font-size="24pt" style:font-name-asian="Calibri" style:font-family-asian="Calibri" style:font-family-generic-asian="swiss" style:font-pitch-asian="variable" style:font-size-asian="24pt" style:font-name-complex="Times New Roman" style:font-family-complex="'Times New Roman'" style:font-family-generic-complex="roman" style:font-pitch-complex="variable" style:font-size-complex="11pt"/>
    </style:style>
    <style:style style:name="Part_20_Number_20_Char" style:display-name="Part Number Char" style:family="text">
      <style:text-properties fo:text-transform="uppercase" style:font-name="Arial" fo:font-family="Arial" style:font-family-generic="swiss" style:font-pitch="variable" fo:font-size="26pt" fo:font-weight="bold" style:font-name-asian="Calibri" style:font-family-asian="Calibri" style:font-family-generic-asian="swiss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Part_20_Title_20_Char" style:display-name="Part Title Char" style:family="text">
      <style:text-properties style:font-name="Arial" fo:font-family="Arial" style:font-family-generic="swiss" style:font-pitch="variable" fo:font-size="32pt" fo:font-weight="bold" style:font-name-asian="Calibri" style:font-family-asian="Calibri" style:font-family-generic-asian="swiss" style:font-pitch-asian="variable" style:font-size-asian="3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FM_20_Head_20_Char" style:display-name="FM Head Char" style:family="text">
      <style:text-properties style:font-name="Arial Narrow" fo:font-family="'Arial Narrow'" style:font-family-generic="swiss" style:font-pitch="variable" fo:font-size="30pt" fo:letter-spacing="-0.0138in" fo:font-weight="bold" style:font-name-asian="Calibri" style:font-family-asian="Calibri" style:font-family-generic-asian="swiss" style:font-pitch-asian="variable" style:font-size-asian="30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SB_20_Code_20_Char" style:display-name="SB Code Char" style:family="text"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Dingbat_20_Char_20_Char" style:display-name="Dingbat Char Char" style:family="text">
      <style:text-properties fo:color="#bfbfbf" style:font-name="ZapfDingbats" fo:font-family="ZapfDingbats" style:font-family-generic="decorative" style:font-pitch="variable" fo:language="en" fo:country="US" style:font-name-complex="ZapfDingbats" style:font-family-complex="ZapfDingbats" style:font-family-generic-complex="decorative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>
      <style:text-properties fo:font-size="12pt" style:font-size-asian="12pt"/>
    </style:style>
    <style:style style:name="Footnote_20_Text_20_Char" style:display-name="Footnote Text Char" style:family="text">
      <style:text-properties style:font-name="Utopia1" fo:font-family="Utopia" style:font-family-generic="roman" style:font-pitch="variable" fo:language="en" fo:country="GB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otnote_20_Symbol" style:display-name="Footnote Symbol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5in" fo:page-height="9.25in" style:num-format="1" style:print-orientation="portrait" fo:margin-top="0.4146in" fo:margin-bottom="0.4193in" fo:margin-left="0.75in" fo:margin-right="0.75in" fo:background-color="#ffffff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xploring C++ 20</dc:title>
    <meta:initial-creator>Katie Sullivan</meta:initial-creator>
    <meta:creation-date>2013-08-28T00:43:00</meta:creation-date>
    <dc:creator>Ray Lischner</dc:creator>
    <dc:date>2020-04-28T10:22:48.282265556</dc:date>
    <meta:editing-cycles>27</meta:editing-cycles>
    <meta:editing-duration>PT3H55M53S</meta:editing-duration>
    <meta:generator>LibreOffice/6.4.2.2$Linux_X86_64 LibreOffice_project/40$Build-2</meta:generator>
    <meta:document-statistic meta:table-count="0" meta:image-count="0" meta:object-count="0" meta:page-count="7" meta:paragraph-count="124" meta:word-count="1685" meta:character-count="10622" meta:non-whitespace-character-count="8938"/>
    <meta:user-defined meta:name="Chapter Number">15</meta:user-defined>
    <meta:user-defined meta:name="ContentType">Document</meta:user-defined>
  </office:meta>
</office:document-meta>
</file>